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center" style:justify-single-word="false"/>
      <style:text-properties officeooo:rsid="00033d94" officeooo:paragraph-rsid="00064c6e" style:language-asian="ja" style:country-asian="JP"/>
    </style:style>
    <style:style style:name="P4" style:family="paragraph" style:parent-style-name="Standard">
      <style:paragraph-properties fo:text-align="end" style:justify-single-word="false"/>
      <style:text-properties officeooo:rsid="00033d94" officeooo:paragraph-rsid="00033d94" style:language-asian="ja" style:country-asian="JP"/>
    </style:style>
    <style:style style:name="P5" style:family="paragraph" style:parent-style-name="Standard">
      <style:paragraph-properties fo:text-align="center" style:justify-single-word="false"/>
      <style:text-properties officeooo:rsid="001a5d1a" officeooo:paragraph-rsid="001a5d1a" style:language-asian="ja" style:country-asian="JP"/>
    </style:style>
    <style:style style:name="P6" style:family="paragraph" style:parent-style-name="Standard">
      <style:paragraph-properties fo:text-align="end" style:justify-single-word="false"/>
      <style:text-properties officeooo:paragraph-rsid="00033d94" style:language-asian="ja" style:country-asian="JP"/>
    </style:style>
    <style:style style:name="P7" style:family="paragraph" style:parent-style-name="Standard">
      <style:paragraph-properties fo:text-align="start" style:justify-single-word="false"/>
      <style:text-properties officeooo:paragraph-rsid="00033d94" style:language-asian="ja" style:country-asian="JP"/>
    </style:style>
    <style:style style:name="P8" style:family="paragraph" style:parent-style-name="Standard">
      <style:paragraph-properties fo:text-align="start" style:justify-single-word="false"/>
      <style:text-properties officeooo:paragraph-rsid="001a5d1a" style:language-asian="ja" style:country-asian="JP"/>
    </style:style>
    <style:style style:name="T1" style:family="text">
      <style:text-properties officeooo:rsid="0004f66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株式会社日本ファルコム様</text:p>
      <text:p text:style-name="P1"/>
      <text:p text:style-name="P3">軌跡シリーズに取り入れたいもの</text:p>
      <text:p text:style-name="P5">力を失った古代遺物(ロスト・アーティファクト)</text:p>
      <text:p text:style-name="P2"/>
      <text:p text:style-name="P4">令和2年<text:span text:style-name="T1">3</text:span>月<text:span text:style-name="T1">23</text:span>日</text:p>
      <text:p text:style-name="P4">宮坂　冬哉</text:p>
      <text:p text:style-name="P6"/>
      <text:p text:style-name="P7">軌跡シリーズにはアーティファクトが存在します。</text:p>
      <text:p text:style-name="P7">アーティファクトは「未だに力を持つもの」と「既に力を失いただの置物」の2種類が存在します。</text:p>
      <text:p text:style-name="P7">「未だ力を持つもの」の方は確認され次第協会に送られることとなっております。</text:p>
      <text:p text:style-name="P7">これはアーティファクトの影響が不明などが挙げられると考えられます。</text:p>
      <text:p text:style-name="P7">そのアーティファクトの力を「意図的に弱体化」させ自身のものとさせる試みが「力を失った古代遺物」です。</text:p>
      <text:p text:style-name="P7"/>
      <text:p text:style-name="P7">・古代遺物</text:p>
      <text:p text:style-name="P7"/>
      <text:p text:style-name="P7">アーティファクトが周囲に与える影響は実際に戦闘などで使用してみないと判別できません。</text:p>
      <text:p text:style-name="P7">そもそもそのアーティファクトが「現在も力を持っているもの」なのかの判別もできません。</text:p>
      <text:p text:style-name="P7">また、アーティファクトのなかにはやはり強大・絶大な力をもつものも存在すると思われます。</text:p>
      <text:p text:style-name="P7">さらに言えば自身・周りに悪影響を与えるものも存在するかもしれません。</text:p>
      <text:p text:style-name="P7">それらを良い方向に調整し、主人公らの主に戦闘に役立てたいと思います。</text:p>
      <text:p text:style-name="P7"/>
      <text:p text:style-name="P7">・力を失った古代遺物</text:p>
      <text:p text:style-name="P7"/>
      <text:p text:style-name="P7">古代遺物の調整は「協会」で行います。調整項目で行える内容は以下の内容です。</text:p>
      <text:p text:style-name="P7"/>
      <text:p text:style-name="P7">　・アーティファクト効果の弱体化・強化</text:p>
      <text:p text:style-name="P7">　・アーティファクト合成</text:p>
      <text:p text:style-name="P7">　・アーティファクト売却(協会に売ります)</text:p>
      <text:p text:style-name="P7"/>
      <text:p text:style-name="P7">・アーティファクト合成</text:p>
      <text:p text:style-name="P7"/>
      <text:p text:style-name="P7">2種類のアーティファクトを合成することで、別のアーティファクトを作成できます。</text:p>
      <text:p text:style-name="P8">作成したアーティファクトは「未だに力を持つもの」と「既に力を失いただの置物」のどちらかが生まれます。</text:p>
      <text:p text:style-name="P8">作成されるアーティファクトの内容は完全ランダムとなります。</text:p>
      <text:p text:style-name="P8"/>
      <text:p text:style-name="P8">・アーティファクト装備/レベル</text:p>
      <text:p text:style-name="P8"/>
      <text:p text:style-name="P8">アーティファクトはパーティにつき1つ装備できます。</text:p>
      <text:p text:style-name="P8">※ストーリー上多数パーティ同時進行の際は能力は併用されません</text:p>
      <text:p text:style-name="P8">またアーティファクトにはレベルが存在し、成長するごとに影響力も上がります。</text:p>
      <text:p text:style-name="P8">さらに一定レベルで新たな能力が解放されるものもあります。</text:p>
      <text:p text:style-name="P8"/>
      <text:p text:style-name="P8">・アーティファクトの入手方法</text:p>
      <text:p text:style-name="P8"/>
      <text:p text:style-name="P8">アーティファクトの入手方法は各地宝箱/幻獣/イベントクエストとなり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46S</meta:editing-duration>
    <meta:editing-cycles>15</meta:editing-cycles>
    <meta:generator>LibreOffice/5.4.1.2$Windows_x86 LibreOffice_project/ea7cb86e6eeb2bf3a5af73a8f7777ac570321527</meta:generator>
    <dc:date>2020-04-03T11:55:39.874000000</dc:date>
    <meta:document-statistic meta:table-count="0" meta:image-count="0" meta:object-count="0" meta:page-count="1" meta:paragraph-count="32" meta:word-count="860" meta:character-count="865" meta:non-whitespace-character-count="861"/>
    <meta:user-defined meta:name="Info 1"/>
    <meta:user-defined meta:name="Info 2"/>
    <meta:user-defined meta:name="Info 3"/>
    <meta:user-defined meta:name="Info 4"/>
  </office:meta>
</office:document-meta>
</file>